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350000012006207E5BC2EDCB56.png" manifest:media-type="image/png"/>
  <manifest:file-entry manifest:full-path="Pictures/10000201000001350000011E5794EB1D0A54769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85cm" fo:min-width="5.8cm"/>
    </style:style>
    <style:style style:name="gr2" style:family="graphic" style:parent-style-name="standard">
      <style:graphic-properties draw:textarea-horizontal-align="justify" draw:textarea-vertical-align="middle" draw:auto-grow-height="false" fo:min-height="0.25cm" fo:min-width="2.563cm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3.95cm" fo:min-width="6.3cm"/>
    </style:style>
    <style:style style:name="gr6" style:family="graphic" style:parent-style-name="standard">
      <style:graphic-properties draw:textarea-horizontal-align="justify" draw:textarea-vertical-align="middle" draw:auto-grow-height="false" fo:min-height="1.675cm" fo:min-width="0.35cm"/>
    </style:style>
    <style:style style:name="gr7" style:family="graphic" style:parent-style-name="standard">
      <style:graphic-properties draw:textarea-horizontal-align="justify" draw:textarea-vertical-align="middle" draw:auto-grow-height="false" fo:min-height="0.188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margin-left="1cm" fo:margin-right="0cm" fo:text-align="start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2" draw:id="id2" draw:layer="layout" svg:width="6.3cm" svg:height="3.1cm" svg:x="2.6cm" svg:y="3.4cm">
          <text:p text:style-name="P1">Carga de </text:p>
          <text:p text:style-name="P1">configuración</text:p>
          <text:p text:style-name="P1">de plantill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1cm" svg:x="9.1cm" svg:y="4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" xml:id="id1" draw:id="id1" draw:layer="layout" svg:width="4.077cm" svg:height="3.8cm" svg:x="3.7cm" svg:y="8.5cm">
          <draw:image xlink:href="Pictures/10000201000001350000012006207E5BC2EDCB56.png" xlink:type="simple" xlink:show="embed" xlink:actuate="onLoad">
            <text:p text:style-name="P1">Plantillas</text:p>
          </draw:image>
        </draw:frame>
        <draw:connector draw:style-name="gr4" draw:text-style-name="P2" draw:layer="layout" draw:type="line" svg:x1="5.738cm" svg:y1="8.5cm" svg:x2="5.75cm" svg:y2="6.5cm" draw:start-shape="id1" draw:start-glue-point="0" draw:end-shape="id2" svg:d="M5738 8500l12-2000" svg:viewBox="0 0 13 2001">
          <text:p/>
        </draw:connector>
        <draw:custom-shape draw:style-name="gr5" draw:text-style-name="P1" draw:layer="layout" svg:width="6.8cm" svg:height="4.2cm" svg:x="13.2cm" svg:y="2.9cm">
          <text:p text:style-name="P3">Por cada fichero tpl:</text:p>
          <text:p text:style-name="P4"><text:s/>* Sustituir tags</text:p>
          <text:p text:style-name="P4">* Tratamiento </text:p>
          <text:p text:style-name="P4"><text:s text:c="2"/>de custom</text:p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4.8cm" svg:height="4.442cm" svg:x="15cm" svg:y="9.9cm">
          <draw:image xlink:href="Pictures/10000201000001350000011E5794EB1D0A54769F.png" xlink:type="simple" xlink:show="embed" xlink:actuate="onLoad">
            <text:p text:style-name="P1">Código </text:p>
            <text:p text:style-name="P1">Generado</text:p>
          </draw:image>
        </draw:frame>
        <draw:custom-shape draw:style-name="gr6" draw:text-style-name="P1" draw:layer="layout" svg:width="1.7cm" svg:height="2.2cm" svg:x="16.2cm" svg:y="7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0.001cm" svg:height="0.5cm" svg:x="16.9cm" svg:y="11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5T14:28:11.824000000</meta:creation-date>
    <dc:date>2018-06-15T14:37:09.228000000</dc:date>
    <meta:editing-duration>PT8M57S</meta:editing-duration>
    <meta:editing-cycles>1</meta:editing-cycles>
    <meta:document-statistic meta:object-count="8"/>
    <meta:generator>LibreOffice/6.0.4.2$Windows_X86_64 LibreOffice_project/9b0d9b32d5dcda91d2f1a96dc04c645c450872bf</meta:generator>
  </office:meta>
</office:document-meta>
</file>